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ce_osr_200_old" table:style-name="ta1">
        <table:shapes>
          <draw:frame draw:z-index="0" draw:style-name="gr1" draw:text-style-name="P1" svg:width="22.081cm" svg:height="14.819cm" svg:x="8.107cm" svg:y="7.102cm">
            <draw:object draw:notify-on-update-of-ranges="space_osr_200_old.C26:space_osr_200_old.C85 space_osr_200_old.D26:space_osr_200_old.D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order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snr</text:p>
          </table:table-cell>
          <table:table-cell office:value-type="string" calcext:value-type="string">
            <text:p><text:s/>area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.5559877171185" calcext:value-type="float">
            <text:p>79,5559877171185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1.3078212719659" calcext:value-type="float">
            <text:p>81,3078212719659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8.8929415640791" calcext:value-type="float">
            <text:p>78,8929415640791</text:p>
          </table:table-cell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2.2966519557543" calcext:value-type="float">
            <text:p>82,2966519557543</text:p>
          </table:table-cell>
          <table:table-cell office:value-type="float" office:value="30489" calcext:value-type="float">
            <text:p>30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9.6886976428466" calcext:value-type="float">
            <text:p>89,6886976428466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5.977334619654" calcext:value-type="float">
            <text:p>95,977334619654</text:p>
          </table:table-cell>
          <table:table-cell office:value-type="float" office:value="44242" calcext:value-type="float">
            <text:p>44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1.480407541232" calcext:value-type="float">
            <text:p>101,480407541232</text:p>
          </table:table-cell>
          <table:table-cell office:value-type="float" office:value="44654" calcext:value-type="float">
            <text:p>44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1.219083771251" calcext:value-type="float">
            <text:p>111,219083771251</text:p>
          </table:table-cell>
          <table:table-cell office:value-type="float" office:value="57520" calcext:value-type="float">
            <text:p>57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8.646995564245" calcext:value-type="float">
            <text:p>118,646995564245</text:p>
          </table:table-cell>
          <table:table-cell office:value-type="float" office:value="55391" calcext:value-type="float">
            <text:p>55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5.811428662742" calcext:value-type="float">
            <text:p>115,811428662742</text:p>
          </table:table-cell>
          <table:table-cell office:value-type="float" office:value="60899" calcext:value-type="float">
            <text:p>60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7.878909169973" calcext:value-type="float">
            <text:p>127,878909169973</text:p>
          </table:table-cell>
          <table:table-cell office:value-type="float" office:value="75673" calcext:value-type="float">
            <text:p>75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0.20934620255" calcext:value-type="float">
            <text:p>120,20934620255</text:p>
          </table:table-cell>
          <table:table-cell office:value-type="float" office:value="90853" calcext:value-type="float">
            <text:p>90853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.1188713763339" calcext:value-type="float">
            <text:p>76,1188713763339</text:p>
          </table:table-cell>
          <table:table-cell office:value-type="float" office:value="26963" calcext:value-type="float">
            <text:p>26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3.1335807053981" calcext:value-type="float">
            <text:p>73,1335807053981</text:p>
          </table:table-cell>
          <table:table-cell office:value-type="float" office:value="32975" calcext:value-type="float">
            <text:p>32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.3279257456853" calcext:value-type="float">
            <text:p>73,3279257456853</text:p>
          </table:table-cell>
          <table:table-cell office:value-type="float" office:value="42042" calcext:value-type="float">
            <text:p>42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7.3835327701762" calcext:value-type="float">
            <text:p>87,3835327701762</text:p>
          </table:table-cell>
          <table:table-cell office:value-type="float" office:value="46130" calcext:value-type="float">
            <text:p>46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7.3587292852981" calcext:value-type="float">
            <text:p>87,3587292852981</text:p>
          </table:table-cell>
          <table:table-cell office:value-type="float" office:value="54252" calcext:value-type="float">
            <text:p>54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.2062571385712" calcext:value-type="float">
            <text:p>93,2062571385712</text:p>
          </table:table-cell>
          <table:table-cell office:value-type="float" office:value="59166" calcext:value-type="float">
            <text:p>59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9.6783021274384" calcext:value-type="float">
            <text:p>99,6783021274384</text:p>
          </table:table-cell>
          <table:table-cell office:value-type="float" office:value="72877" calcext:value-type="float">
            <text:p>72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6.833111752546" calcext:value-type="float">
            <text:p>116,833111752546</text:p>
          </table:table-cell>
          <table:table-cell office:value-type="float" office:value="98484" calcext:value-type="float">
            <text:p>98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2.429378775937" calcext:value-type="float">
            <text:p>112,429378775937</text:p>
          </table:table-cell>
          <table:table-cell office:value-type="float" office:value="103924" calcext:value-type="float">
            <text:p>103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1.328842086558" calcext:value-type="float">
            <text:p>121,328842086558</text:p>
          </table:table-cell>
          <table:table-cell office:value-type="float" office:value="119749" calcext:value-type="float">
            <text:p>119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5.248134892914" calcext:value-type="float">
            <text:p>125,248134892914</text:p>
          </table:table-cell>
          <table:table-cell office:value-type="float" office:value="131459" calcext:value-type="float">
            <text:p>131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8.915788700659" calcext:value-type="float">
            <text:p>138,915788700659</text:p>
          </table:table-cell>
          <table:table-cell office:value-type="float" office:value="148208" calcext:value-type="float">
            <text:p>148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0.0602944710626" calcext:value-type="float">
            <text:p>70,0602944710626</text:p>
          </table:table-cell>
          <table:table-cell office:value-type="float" office:value="31214" calcext:value-type="float">
            <text:p>31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4.6956206334986" calcext:value-type="float">
            <text:p>74,6956206334986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.6408323121035" calcext:value-type="float">
            <text:p>75,6408323121035</text:p>
          </table:table-cell>
          <table:table-cell office:value-type="float" office:value="53050" calcext:value-type="float">
            <text:p>530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2.6383604046906" calcext:value-type="float">
            <text:p>82,6383604046906</text:p>
          </table:table-cell>
          <table:table-cell office:value-type="float" office:value="58787" calcext:value-type="float">
            <text:p>58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1.2030430256073" calcext:value-type="float">
            <text:p>91,2030430256073</text:p>
          </table:table-cell>
          <table:table-cell office:value-type="float" office:value="67265" calcext:value-type="float">
            <text:p>67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.2603627625074" calcext:value-type="float">
            <text:p>95,2603627625074</text:p>
          </table:table-cell>
          <table:table-cell office:value-type="float" office:value="88030" calcext:value-type="float">
            <text:p>88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1.703154653074" calcext:value-type="float">
            <text:p>101,703154653074</text:p>
          </table:table-cell>
          <table:table-cell office:value-type="float" office:value="104885" calcext:value-type="float">
            <text:p>104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0.446940310454" calcext:value-type="float">
            <text:p>110,446940310454</text:p>
          </table:table-cell>
          <table:table-cell office:value-type="float" office:value="116595" calcext:value-type="float">
            <text:p>116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2.625799087342" calcext:value-type="float">
            <text:p>112,625799087342</text:p>
          </table:table-cell>
          <table:table-cell office:value-type="float" office:value="126701" calcext:value-type="float">
            <text:p>126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7.404060601879" calcext:value-type="float">
            <text:p>117,404060601879</text:p>
          </table:table-cell>
          <table:table-cell office:value-type="float" office:value="156635" calcext:value-type="float">
            <text:p>15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4.009033919798" calcext:value-type="float">
            <text:p>124,009033919798</text:p>
          </table:table-cell>
          <table:table-cell office:value-type="float" office:value="161655" calcext:value-type="float">
            <text:p>161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3.248135761784" calcext:value-type="float">
            <text:p>133,248135761784</text:p>
          </table:table-cell>
          <table:table-cell office:value-type="float" office:value="165547" calcext:value-type="float">
            <text:p>165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7.3543739008887" calcext:value-type="float">
            <text:p>67,3543739008887</text:p>
          </table:table-cell>
          <table:table-cell office:value-type="float" office:value="29484" calcext:value-type="float">
            <text:p>29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.5331951833736" calcext:value-type="float">
            <text:p>75,5331951833736</text:p>
          </table:table-cell>
          <table:table-cell office:value-type="float" office:value="39545" calcext:value-type="float">
            <text:p>39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1.9857681499826" calcext:value-type="float">
            <text:p>71,9857681499826</text:p>
          </table:table-cell>
          <table:table-cell office:value-type="float" office:value="45733" calcext:value-type="float">
            <text:p>457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.5185589286654" calcext:value-type="float">
            <text:p>82,5185589286654</text:p>
          </table:table-cell>
          <table:table-cell office:value-type="float" office:value="57311" calcext:value-type="float">
            <text:p>57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.1359486803791" calcext:value-type="float">
            <text:p>88,1359486803791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.5775890889462" calcext:value-type="float">
            <text:p>89,5775890889462</text:p>
          </table:table-cell>
          <table:table-cell office:value-type="float" office:value="85918" calcext:value-type="float">
            <text:p>85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9.8426128269726" calcext:value-type="float">
            <text:p>99,8426128269726</text:p>
          </table:table-cell>
          <table:table-cell office:value-type="float" office:value="100238" calcext:value-type="float">
            <text:p>100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7.704581943006" calcext:value-type="float">
            <text:p>107,704581943006</text:p>
          </table:table-cell>
          <table:table-cell office:value-type="float" office:value="120249" calcext:value-type="float">
            <text:p>120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7.809720202039" calcext:value-type="float">
            <text:p>107,809720202039</text:p>
          </table:table-cell>
          <table:table-cell office:value-type="float" office:value="137186" calcext:value-type="float">
            <text:p>137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3.828365471498" calcext:value-type="float">
            <text:p>113,828365471498</text:p>
          </table:table-cell>
          <table:table-cell office:value-type="float" office:value="147142" calcext:value-type="float">
            <text:p>147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9.578243146136" calcext:value-type="float">
            <text:p>119,578243146136</text:p>
          </table:table-cell>
          <table:table-cell office:value-type="float" office:value="164083" calcext:value-type="float">
            <text:p>164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4.825789636765" calcext:value-type="float">
            <text:p>124,825789636765</text:p>
          </table:table-cell>
          <table:table-cell office:value-type="float" office:value="197879" calcext:value-type="float">
            <text:p>197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8-05T11:03:29.185364395</dc:date>
    <meta:editing-duration>PT18H51M31S</meta:editing-duration>
    <meta:editing-cycles>2</meta:editing-cycles>
    <meta:generator>LibreOffice/7.3.3.2$MacOSX_AARCH64 LibreOffice_project/d1d0ea68f081ee2800a922cac8f79445e4603348</meta:generator>
    <meta:document-statistic meta:table-count="1" meta:cell-count="29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82cm" svg:height="14.82cm" xlink:href=".." xlink:type="simple" chart:class="chart:scatter" chart:style-name="ch1">
        <chart:plot-area chart:style-name="ch2" table:cell-range-address="space_osr_200_old.C26:space_osr_200_old.D85" svg:x="1.422cm" svg:y="0.296cm" svg:width="20.219cm" svg:height="13.277cm">
          <chart:coordinate-region svg:x="2.874cm" svg:y="0.497cm" svg:width="18.465cm" svg:height="12.426cm"/>
          <chart:axis chart:dimension="x" chart:name="primary-x" chart:style-name="ch3">
            <chart:title svg:x="10.934cm" svg:y="13.869cm" chart:style-name="ch4">
              <text:p>snr [dB]</text:p>
            </chart:title>
          </chart:axis>
          <chart:axis chart:dimension="y" chart:name="primary-y" chart:style-name="ch5">
            <chart:title svg:x="0.451cm" svg:y="7.701cm" chart:style-name="ch6">
              <text:p>area [µm²]</text:p>
            </chart:title>
            <chart:grid chart:style-name="ch7" chart:class="major"/>
          </chart:axis>
          <chart:series chart:style-name="ch8" chart:values-cell-range-address="space_osr_200_old.D26:space_osr_200_old.D85" chart:class="chart:scatter">
            <chart:domain table:cell-range-address="space_osr_200_old.C26:space_osr_200_old.C85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5559877171185">
                <text:p>79.5559877171185</text:p>
                <draw:g>
                  <svg:desc>space_osr_200_old.C26:space_osr_200_old.C85</svg:desc>
                </draw:g>
              </table:table-cell>
              <table:table-cell office:value-type="float" office:value="15239">
                <text:p>15239</text:p>
                <draw:g>
                  <svg:desc>space_osr_200_old.D26:space_osr_200_old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3078212719659">
                <text:p>81.3078212719659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8929415640791">
                <text:p>78.8929415640791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2966519557543">
                <text:p>82.2966519557543</text:p>
              </table:table-cell>
              <table:table-cell office:value-type="float" office:value="30489">
                <text:p>30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6886976428466">
                <text:p>89.6886976428466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.977334619654">
                <text:p>95.977334619654</text:p>
              </table:table-cell>
              <table:table-cell office:value-type="float" office:value="44242">
                <text:p>44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480407541232">
                <text:p>101.480407541232</text:p>
              </table:table-cell>
              <table:table-cell office:value-type="float" office:value="44654">
                <text:p>44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219083771251">
                <text:p>111.219083771251</text:p>
              </table:table-cell>
              <table:table-cell office:value-type="float" office:value="57520">
                <text:p>57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646995564245">
                <text:p>118.646995564245</text:p>
              </table:table-cell>
              <table:table-cell office:value-type="float" office:value="55391">
                <text:p>55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811428662742">
                <text:p>115.811428662742</text:p>
              </table:table-cell>
              <table:table-cell office:value-type="float" office:value="60899">
                <text:p>60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878909169973">
                <text:p>127.878909169973</text:p>
              </table:table-cell>
              <table:table-cell office:value-type="float" office:value="75673">
                <text:p>75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.20934620255">
                <text:p>120.20934620255</text:p>
              </table:table-cell>
              <table:table-cell office:value-type="float" office:value="90853">
                <text:p>90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.1188713763339">
                <text:p>76.1188713763339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1335807053981">
                <text:p>73.1335807053981</text:p>
              </table:table-cell>
              <table:table-cell office:value-type="float" office:value="32975">
                <text:p>32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3279257456853">
                <text:p>73.3279257456853</text:p>
              </table:table-cell>
              <table:table-cell office:value-type="float" office:value="42042">
                <text:p>42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3835327701762">
                <text:p>87.3835327701762</text:p>
              </table:table-cell>
              <table:table-cell office:value-type="float" office:value="46130">
                <text:p>46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3587292852981">
                <text:p>87.3587292852981</text:p>
              </table:table-cell>
              <table:table-cell office:value-type="float" office:value="54252">
                <text:p>54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2062571385712">
                <text:p>93.2062571385712</text:p>
              </table:table-cell>
              <table:table-cell office:value-type="float" office:value="59166">
                <text:p>59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6783021274384">
                <text:p>99.6783021274384</text:p>
              </table:table-cell>
              <table:table-cell office:value-type="float" office:value="72877">
                <text:p>72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.833111752546">
                <text:p>116.833111752546</text:p>
              </table:table-cell>
              <table:table-cell office:value-type="float" office:value="98484">
                <text:p>98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429378775937">
                <text:p>112.429378775937</text:p>
              </table:table-cell>
              <table:table-cell office:value-type="float" office:value="103924">
                <text:p>103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328842086558">
                <text:p>121.328842086558</text:p>
              </table:table-cell>
              <table:table-cell office:value-type="float" office:value="119749">
                <text:p>119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.248134892914">
                <text:p>125.248134892914</text:p>
              </table:table-cell>
              <table:table-cell office:value-type="float" office:value="131459">
                <text:p>131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.915788700659">
                <text:p>138.915788700659</text:p>
              </table:table-cell>
              <table:table-cell office:value-type="float" office:value="148208">
                <text:p>148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.0602944710626">
                <text:p>70.0602944710626</text:p>
              </table:table-cell>
              <table:table-cell office:value-type="float" office:value="31214">
                <text:p>31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6956206334986">
                <text:p>74.6956206334986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.6408323121035">
                <text:p>75.6408323121035</text:p>
              </table:table-cell>
              <table:table-cell office:value-type="float" office:value="53050">
                <text:p>530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6383604046906">
                <text:p>82.6383604046906</text:p>
              </table:table-cell>
              <table:table-cell office:value-type="float" office:value="58787">
                <text:p>58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2030430256073">
                <text:p>91.2030430256073</text:p>
              </table:table-cell>
              <table:table-cell office:value-type="float" office:value="67265">
                <text:p>67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2603627625074">
                <text:p>95.2603627625074</text:p>
              </table:table-cell>
              <table:table-cell office:value-type="float" office:value="88030">
                <text:p>880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.703154653074">
                <text:p>101.703154653074</text:p>
              </table:table-cell>
              <table:table-cell office:value-type="float" office:value="104885">
                <text:p>104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.446940310454">
                <text:p>110.446940310454</text:p>
              </table:table-cell>
              <table:table-cell office:value-type="float" office:value="116595">
                <text:p>116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.625799087342">
                <text:p>112.625799087342</text:p>
              </table:table-cell>
              <table:table-cell office:value-type="float" office:value="126701">
                <text:p>126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.404060601879">
                <text:p>117.404060601879</text:p>
              </table:table-cell>
              <table:table-cell office:value-type="float" office:value="156635">
                <text:p>156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.009033919798">
                <text:p>124.009033919798</text:p>
              </table:table-cell>
              <table:table-cell office:value-type="float" office:value="161655">
                <text:p>161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248135761784">
                <text:p>133.248135761784</text:p>
              </table:table-cell>
              <table:table-cell office:value-type="float" office:value="165547">
                <text:p>165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3543739008887">
                <text:p>67.3543739008887</text:p>
              </table:table-cell>
              <table:table-cell office:value-type="float" office:value="29484">
                <text:p>29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5331951833736">
                <text:p>75.5331951833736</text:p>
              </table:table-cell>
              <table:table-cell office:value-type="float" office:value="39545">
                <text:p>39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.9857681499826">
                <text:p>71.9857681499826</text:p>
              </table:table-cell>
              <table:table-cell office:value-type="float" office:value="45733">
                <text:p>45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5185589286654">
                <text:p>82.5185589286654</text:p>
              </table:table-cell>
              <table:table-cell office:value-type="float" office:value="57311">
                <text:p>57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1359486803791">
                <text:p>88.1359486803791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5775890889462">
                <text:p>89.5775890889462</text:p>
              </table:table-cell>
              <table:table-cell office:value-type="float" office:value="85918">
                <text:p>859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8426128269726">
                <text:p>99.8426128269726</text:p>
              </table:table-cell>
              <table:table-cell office:value-type="float" office:value="100238">
                <text:p>100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.704581943006">
                <text:p>107.704581943006</text:p>
              </table:table-cell>
              <table:table-cell office:value-type="float" office:value="120249">
                <text:p>120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.809720202039">
                <text:p>107.809720202039</text:p>
              </table:table-cell>
              <table:table-cell office:value-type="float" office:value="137186">
                <text:p>137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.828365471498">
                <text:p>113.828365471498</text:p>
              </table:table-cell>
              <table:table-cell office:value-type="float" office:value="147142">
                <text:p>147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.578243146136">
                <text:p>119.578243146136</text:p>
              </table:table-cell>
              <table:table-cell office:value-type="float" office:value="164083">
                <text:p>164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.825789636765">
                <text:p>124.825789636765</text:p>
              </table:table-cell>
              <table:table-cell office:value-type="float" office:value="197879">
                <text:p>19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